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9.9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9.0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4" office:value-type="string" calcext:value-type="string">
            <text:p>worksheet</text:p>
          </table:table-cell>
          <table:table-cell table:style-name="ce4" office:value-type="string" calcext:value-type="string">
            <text:p>source_col</text:p>
          </table:table-cell>
          <table:table-cell table:style-name="ce4" office:value-type="string" calcext:value-type="string">
            <text:p>scheme</text:p>
          </table:table-cell>
          <table:table-cell table:style-name="ce4" office:value-type="string" calcext:value-type="string">
            <text:p>path</text:p>
          </table:table-cell>
          <table:table-cell table:style-name="ce1" office:value-type="string" calcext:value-type="string">
            <text:p>source_lang</text:p>
          </table:table-cell>
          <table:table-cell table:style-name="ce2" office:value-type="string" calcext:value-type="string">
            <text:p>stem</text:p>
          </table:table-cell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string" calcext:value-type="string">
            <text:p>Literal ID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04182024/fr-SN_ES_Senegal French Translation_04182024.xlsx</text:p>
          </table:table-cell>
          <table:table-cell office:value-type="string" calcext:value-type="string">
            <text:p>en</text:p>
          </table:table-cell>
          <table:table-cell office:value-type="float" office:value="4182024" calcext:value-type="float">
            <text:p>4182024</text:p>
          </table:table-cell>
        </table:table-row>
        <table:table-row table:style-name="ro1">
          <table:table-cell office:value-type="string" calcext:value-type="string">
            <text:p>@@@_UN_Country_Codes</text:p>
          </table:table-cell>
          <table:table-cell office:value-type="string" calcext:value-type="string">
            <text:p>Literal ID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04182024/fr-SN_ES_Senegal French Translation_04182024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182024_UN-Countries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ar-EG_21-068369_Translation_MRT_EG_v1_Internalclientuse_220921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ar-MA_21-068369_Translation_MRT_MA_v1_Internalclientuse_220921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ar-TN_21-068369_Translation_MRT_TN_v1_Internalclientuse_220927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ka-GE_21-068369_Translation_MRT_GE_v1_Internalclientuse_220919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pl-PL_21-068369_Translation_MRT_PL_v1_Internalclientuse_220919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ro-RO21-068369_Translation_MRT_RO_v1_Internalclientuse_220919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ru-UZ_21-068369_Translation_MRT_UZ RU_v1_Internalclientuse_221003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tr-TR_21-068369_Translation_MRT_TR_v1_Internalclientuse_220923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Master versio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1-068369/uz-UZ_21-068369_Translation_MRT_UZ_v1_Internalclientuse_221003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21-068369</text:p>
          </table:table-cell>
        </table:table-row>
        <table:table-row table:style-name="ro1">
          <table:table-cell office:value-type="string" calcext:value-type="string">
            <text:p>Globalization Dat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5-065045 - MRT from BEEPS VI_internal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RT-25-065045-BEEPS-VI</text:p>
          </table:table-cell>
        </table:table-row>
        <table:table-row table:style-name="ro1">
          <table:table-cell office:value-type="string" calcext:value-type="string">
            <text:p>Globalization Dat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25-065045 - MRT from LITS SSA_internal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RT-25-065045-LITS-SSA</text:p>
          </table:table-cell>
        </table:table-row>
        <table:table-row table:style-name="ro1">
          <table:table-cell office:value-type="string" calcext:value-type="string">
            <text:p>Manufacturing &amp; Servic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pl-PL_BEEPS_VI_Questionnaire_Poland_PLN_v1_20180724 MT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EPS_VI_Questionnaire_v1_20180724</text:p>
          </table:table-cell>
        </table:table-row>
        <table:table-row table:style-name="ro1">
          <table:table-cell office:value-type="string" calcext:value-type="string">
            <text:p>Screen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pl-PL_BEEPS_VI_Screener_Poland_PLN_v1_20180725_EBRD MT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EPS_VI_Questionnaire_v1_20180724</text:p>
          </table:table-cell>
        </table:table-row>
        <table:table-row table:style-name="ro1">
          <table:table-cell office:value-type="string" calcext:value-type="string">
            <text:p>Screen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uk-UA_BEEPS_VI_Screener_v1_Ukraine_Ukrainian_20180814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EPS_VI_Questionnaire_v1_20180724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uz-UZ_BEEPS_VI_Questionnaire_Uzbekistan_Uzbek_v1_20180801_EBRD.xlsx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BEEPS_VI_Questionnaire_v1_20180724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BEEPS/uz-UZ_BEEPS_VI_Screener_Uzbekistan_Uzbek_v1_20180828.xlsx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BEEPS_VI_Questionnaire_v1_20180724</text:p>
          </table:table-cell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CAPI-2019/ar-EG_Arabic CAPI 2019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PI_2019</text:p>
          </table:table-cell>
        </table:table-row>
        <table:table-row table:style-name="ro1">
          <table:table-cell office:value-type="string" calcext:value-type="string">
            <text:p>@@_a4b_fiel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CAPI-2019/ar-EG_Arabic CAPI 2019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PI_2019_a4b_field</text:p>
          </table:table-cell>
        </table:table-row>
        <table:table-row table:style-name="ro1">
          <table:table-cell office:value-type="string" calcext:value-type="string">
            <text:p>Sheet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error-msgs/pl-PL_Error messages - Polish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rror-messages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error-msgs/uk-UA_Error messages - Ukrainian EBRD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rror-messages-EBRD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error-msgs/uk-UA_Error messages - Ukrainian YA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rror-messages-YA</text:p>
          </table:table-cell>
        </table:table-row>
        <table:table-row table:style-name="ro1">
          <table:table-cell office:value-type="string" calcext:value-type="string">
            <text:p>BMB.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PR-6119-R6_ScreenerMainQQ_Yontem_270718/tr-TR_PR-6119-R6_ScreenerMainQuestionnaire_Yontem_270718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R-6119-R6_ScreenerMainQQ_Yontem_270718_BMB.7</text:p>
          </table:table-cell>
        </table:table-row>
        <table:table-row table:style-name="ro1">
          <table:table-cell office:value-type="string" calcext:value-type="string">
            <text:p>Screener_EN-T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PR-6119-R6_ScreenerMainQQ_Yontem_270718/tr-TR_PR-6119-R6_ScreenerMainQuestionnaire_Yontem_270718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R-6119-R6_ScreenerMainQQ_Yontem_270718_Screener</text:p>
          </table:table-cell>
        </table:table-row>
        <table:table-row table:style-name="ro1">
          <table:table-cell office:value-type="string" calcext:value-type="string">
            <text:p>Main questionnaire EN- T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PR-6119-R6_ScreenerMainQQ_Yontem_270718/tr-TR_PR-6119-R6_ScreenerMainQuestionnaire_Yontem_270718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R-6119-R6_ScreenerMainQQ_Yontem_270718</text:p>
          </table:table-cell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string" calcext:value-type="string">
            <text:p>Literal ID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questionnaire_V3/sw-KE_ES Kenya Swahili translatin 2025 questionnaire_V3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Questionnaire_V3</text:p>
          </table:table-cell>
        </table:table-row>
        <table:table-row table:style-name="ro1">
          <table:table-cell office:value-type="string" calcext:value-type="string">
            <text:p>@@@_UN_Country_Codes</text:p>
          </table:table-cell>
          <table:table-cell office:value-type="string" calcext:value-type="string">
            <text:p>Literal ID</text:p>
          </table:table-cell>
          <table:table-cell office:value-type="string" calcext:value-type="string">
            <text:p>BCP47</text:p>
          </table:table-cell>
          <table:table-cell office:value-type="string" calcext:value-type="string">
            <text:p>/home/souto/Sync/EBRD_CAMS/00_PRELIMINARY/XLSX_TO_TMX/questionnaire_V3/sw-KE_ES Kenya Swahili translatin 2025 questionnaire_V3.xls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Questionnaire_V3_UN-Country-Codes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DejaVu Sans" style:font-size-complex="10pt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 Souto Pico</meta:initial-creator>
    <meta:creation-date>2026-02-04T09:32:49.323241183</meta:creation-date>
    <dc:date>2026-02-06T12:30:49.086081597</dc:date>
    <dc:creator>Manuel Souto Pico</dc:creator>
    <meta:editing-duration>PT1H24M21S</meta:editing-duration>
    <meta:editing-cycles>8</meta:editing-cycles>
    <meta:generator>LibreOffice/7.4.7.2$Linux_X86_64 LibreOffice_project/40$Build-2</meta:generator>
    <meta:document-statistic meta:table-count="1" meta:cell-count="174" meta:object-count="0"/>
  </office:meta>
</office:document-meta>
</file>